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4b2df2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fo:font-style="italic" officeooo:rsid="04367076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29b4360" style:font-style-asian="normal" style:font-style-complex="normal"/>
    </style:style>
    <style:style style:name="T11" style:family="text">
      <style:text-properties fo:font-style="normal" officeooo:rsid="01c668f6" style:font-style-asian="normal" style:font-style-complex="normal"/>
    </style:style>
    <style:style style:name="T12" style:family="text">
      <style:text-properties fo:font-style="normal" officeooo:rsid="034176b8" style:font-style-asian="normal" style:font-style-complex="normal"/>
    </style:style>
    <style:style style:name="T13" style:family="text">
      <style:text-properties fo:font-style="normal" officeooo:rsid="03577813" style:font-style-asian="normal" style:font-style-complex="normal"/>
    </style:style>
    <style:style style:name="T14" style:family="text">
      <style:text-properties fo:font-style="normal" officeooo:rsid="035e4394" style:font-style-asian="normal" style:font-style-complex="normal"/>
    </style:style>
    <style:style style:name="T15" style:family="text">
      <style:text-properties fo:font-style="normal" officeooo:rsid="0370d31c" style:font-style-asian="normal" style:font-style-complex="normal"/>
    </style:style>
    <style:style style:name="T16" style:family="text">
      <style:text-properties fo:font-style="normal" officeooo:rsid="03ab3c01" style:font-style-asian="normal" style:font-style-complex="normal"/>
    </style:style>
    <style:style style:name="T17" style:family="text">
      <style:text-properties fo:font-style="normal" officeooo:rsid="03c2617b" style:font-style-asian="normal" style:font-style-complex="normal"/>
    </style:style>
    <style:style style:name="T18" style:family="text">
      <style:text-properties fo:font-style="normal" officeooo:rsid="03e46f2c" style:font-style-asian="normal" style:font-style-complex="normal"/>
    </style:style>
    <style:style style:name="T19" style:family="text">
      <style:text-properties fo:font-style="normal" officeooo:rsid="00056c95" style:font-style-asian="normal" style:font-style-complex="normal"/>
    </style:style>
    <style:style style:name="T20" style:family="text">
      <style:text-properties fo:font-style="normal" officeooo:rsid="03ea5286" style:font-style-asian="normal" style:font-style-complex="normal"/>
    </style:style>
    <style:style style:name="T21" style:family="text">
      <style:text-properties fo:font-style="normal" officeooo:rsid="041ce8a8" style:font-style-asian="normal" style:font-style-complex="normal"/>
    </style:style>
    <style:style style:name="T22" style:family="text">
      <style:text-properties fo:font-style="normal" officeooo:rsid="041f025b" style:font-style-asian="normal" style:font-style-complex="normal"/>
    </style:style>
    <style:style style:name="T23" style:family="text">
      <style:text-properties fo:font-style="normal" officeooo:rsid="041fe159" style:font-style-asian="normal" style:font-style-complex="normal"/>
    </style:style>
    <style:style style:name="T24" style:family="text">
      <style:text-properties fo:font-style="normal" officeooo:rsid="04219dba" style:font-style-asian="normal" style:font-style-complex="normal"/>
    </style:style>
    <style:style style:name="T25" style:family="text">
      <style:text-properties fo:font-style="normal" officeooo:rsid="0423532f" style:font-style-asian="normal" style:font-style-complex="normal"/>
    </style:style>
    <style:style style:name="T26" style:family="text">
      <style:text-properties fo:font-style="normal" officeooo:rsid="0424abb2" style:font-style-asian="normal" style:font-style-complex="normal"/>
    </style:style>
    <style:style style:name="T27" style:family="text">
      <style:text-properties fo:font-style="normal" officeooo:rsid="0425a06c" style:font-style-asian="normal" style:font-style-complex="normal"/>
    </style:style>
    <style:style style:name="T28" style:family="text">
      <style:text-properties fo:font-style="normal" officeooo:rsid="0426a5d1" style:font-style-asian="normal" style:font-style-complex="normal"/>
    </style:style>
    <style:style style:name="T29" style:family="text">
      <style:text-properties fo:font-style="normal" officeooo:rsid="0427cd6b" style:font-style-asian="normal" style:font-style-complex="normal"/>
    </style:style>
    <style:style style:name="T30" style:family="text">
      <style:text-properties fo:font-style="normal" officeooo:rsid="0429692f" style:font-style-asian="normal" style:font-style-complex="normal"/>
    </style:style>
    <style:style style:name="T31" style:family="text">
      <style:text-properties fo:font-style="normal" officeooo:rsid="042afa71" style:font-style-asian="normal" style:font-style-complex="normal"/>
    </style:style>
    <style:style style:name="T32" style:family="text">
      <style:text-properties fo:font-style="normal" officeooo:rsid="042be602" style:font-style-asian="normal" style:font-style-complex="normal"/>
    </style:style>
    <style:style style:name="T33" style:family="text">
      <style:text-properties fo:font-style="normal" officeooo:rsid="042d1741" style:font-style-asian="normal" style:font-style-complex="normal"/>
    </style:style>
    <style:style style:name="T34" style:family="text">
      <style:text-properties fo:font-style="normal" officeooo:rsid="042e165c" style:font-style-asian="normal" style:font-style-complex="normal"/>
    </style:style>
    <style:style style:name="T35" style:family="text">
      <style:text-properties fo:font-style="normal" officeooo:rsid="0430159b" style:font-style-asian="normal" style:font-style-complex="normal"/>
    </style:style>
    <style:style style:name="T36" style:family="text">
      <style:text-properties fo:font-style="normal" officeooo:rsid="0430366b" style:font-style-asian="normal" style:font-style-complex="normal"/>
    </style:style>
    <style:style style:name="T37" style:family="text">
      <style:text-properties fo:font-style="normal" officeooo:rsid="04309b40" style:font-style-asian="normal" style:font-style-complex="normal"/>
    </style:style>
    <style:style style:name="T38" style:family="text">
      <style:text-properties fo:font-style="normal" officeooo:rsid="04321332" style:font-style-asian="normal" style:font-style-complex="normal"/>
    </style:style>
    <style:style style:name="T39" style:family="text">
      <style:text-properties fo:font-style="normal" officeooo:rsid="0433eba3" style:font-style-asian="normal" style:font-style-complex="normal"/>
    </style:style>
    <style:style style:name="T40" style:family="text">
      <style:text-properties fo:font-style="normal" officeooo:rsid="0434985d" style:font-style-asian="normal" style:font-style-complex="normal"/>
    </style:style>
    <style:style style:name="T41" style:family="text">
      <style:text-properties fo:font-style="normal" officeooo:rsid="04367076" style:font-style-asian="normal" style:font-style-complex="normal"/>
    </style:style>
    <style:style style:name="T42" style:family="text">
      <style:text-properties fo:font-style="normal" officeooo:rsid="04372986" style:font-style-asian="normal" style:font-style-complex="normal"/>
    </style:style>
    <style:style style:name="T43" style:family="text">
      <style:text-properties fo:font-style="normal" officeooo:rsid="0438e32b" style:font-style-asian="normal" style:font-style-complex="normal"/>
    </style:style>
    <style:style style:name="T44" style:family="text">
      <style:text-properties fo:font-style="normal" officeooo:rsid="04390c61" style:font-style-asian="normal" style:font-style-complex="normal"/>
    </style:style>
    <style:style style:name="T45" style:family="text">
      <style:text-properties fo:font-style="normal" officeooo:rsid="043a0d0f" style:font-style-asian="normal" style:font-style-complex="normal"/>
    </style:style>
    <style:style style:name="T46" style:family="text">
      <style:text-properties fo:font-style="normal" officeooo:rsid="043abd98" style:font-style-asian="normal" style:font-style-complex="normal"/>
    </style:style>
    <style:style style:name="T47" style:family="text">
      <style:text-properties fo:font-style="normal" officeooo:rsid="043ada2b" style:font-style-asian="normal" style:font-style-complex="normal"/>
    </style:style>
    <style:style style:name="T48" style:family="text">
      <style:text-properties fo:font-style="normal" officeooo:rsid="043cd0d4" style:font-style-asian="normal" style:font-style-complex="normal"/>
    </style:style>
    <style:style style:name="T49" style:family="text">
      <style:text-properties fo:font-style="normal" officeooo:rsid="043de62c" style:font-style-asian="normal" style:font-style-complex="normal"/>
    </style:style>
    <style:style style:name="T50" style:family="text">
      <style:text-properties fo:font-style="normal" officeooo:rsid="043ef159" style:font-style-asian="normal" style:font-style-complex="normal"/>
    </style:style>
    <style:style style:name="T51" style:family="text">
      <style:text-properties fo:font-style="normal" officeooo:rsid="04407b3d" style:font-style-asian="normal" style:font-style-complex="normal"/>
    </style:style>
    <style:style style:name="T52" style:family="text">
      <style:text-properties fo:font-style="normal" officeooo:rsid="04411eef" style:font-style-asian="normal" style:font-style-complex="normal"/>
    </style:style>
    <style:style style:name="T53" style:family="text">
      <style:text-properties fo:font-style="normal" officeooo:rsid="0442f1ff" style:font-style-asian="normal" style:font-style-complex="normal"/>
    </style:style>
    <style:style style:name="T54" style:family="text">
      <style:text-properties fo:font-style="normal" officeooo:rsid="044497a7" style:font-style-asian="normal" style:font-style-complex="normal"/>
    </style:style>
    <style:style style:name="T55" style:family="text">
      <style:text-properties fo:font-style="normal" officeooo:rsid="04466aea" style:font-style-asian="normal" style:font-style-complex="normal"/>
    </style:style>
    <style:style style:name="T56" style:family="text">
      <style:text-properties fo:font-style="normal" officeooo:rsid="044817bb" style:font-style-asian="normal" style:font-style-complex="normal"/>
    </style:style>
    <style:style style:name="T57" style:family="text">
      <style:text-properties fo:font-style="normal" officeooo:rsid="044841ed" style:font-style-asian="normal" style:font-style-complex="normal"/>
    </style:style>
    <style:style style:name="T58" style:family="text">
      <style:text-properties fo:font-style="normal" officeooo:rsid="04489316" style:font-style-asian="normal" style:font-style-complex="normal"/>
    </style:style>
    <style:style style:name="T59" style:family="text">
      <style:text-properties fo:font-style="normal" officeooo:rsid="0449b650" style:font-style-asian="normal" style:font-style-complex="normal"/>
    </style:style>
    <style:style style:name="T60" style:family="text">
      <style:text-properties fo:font-style="normal" officeooo:rsid="044acf6a" style:font-style-asian="normal" style:font-style-complex="normal"/>
    </style:style>
    <style:style style:name="T61" style:family="text">
      <style:text-properties fo:font-style="normal" officeooo:rsid="044b2df2" style:font-style-asian="normal" style:font-style-complex="normal"/>
    </style:style>
    <style:style style:name="T62" style:family="text">
      <style:text-properties fo:font-style="normal" officeooo:rsid="044c7400" style:font-style-asian="normal" style:font-style-complex="normal"/>
    </style:style>
    <style:style style:name="T63" style:family="text">
      <style:text-properties fo:font-style="normal" officeooo:rsid="044dd936" style:font-style-asian="normal" style:font-style-complex="normal"/>
    </style:style>
    <style:style style:name="T64" style:family="text">
      <style:text-properties fo:font-style="normal" officeooo:rsid="044f7133" style:font-style-asian="normal" style:font-style-complex="normal"/>
    </style:style>
    <style:style style:name="T65" style:family="text">
      <style:text-properties fo:font-style="normal" officeooo:rsid="044fd2a5" style:font-style-asian="normal" style:font-style-complex="normal"/>
    </style:style>
    <style:style style:name="T66" style:family="text">
      <style:text-properties fo:font-style="normal" officeooo:rsid="0450d958" style:font-style-asian="normal" style:font-style-complex="normal"/>
    </style:style>
    <style:style style:name="T67" style:family="text">
      <style:text-properties fo:font-style="normal" officeooo:rsid="04512c43" style:font-style-asian="normal" style:font-style-complex="normal"/>
    </style:style>
    <style:style style:name="T68" style:family="text">
      <style:text-properties fo:font-style="normal" officeooo:rsid="04525a6e" style:font-style-asian="normal" style:font-style-complex="normal"/>
    </style:style>
    <style:style style:name="T69" style:family="text">
      <style:text-properties officeooo:rsid="000a14f6"/>
    </style:style>
    <style:style style:name="T70" style:family="text">
      <style:text-properties officeooo:rsid="005714b7"/>
    </style:style>
    <style:style style:name="T71" style:family="text">
      <style:text-properties officeooo:rsid="00880dbe"/>
    </style:style>
    <style:style style:name="T72" style:family="text">
      <style:text-properties officeooo:rsid="007c6d62"/>
    </style:style>
    <style:style style:name="T73" style:family="text">
      <style:text-properties officeooo:rsid="01e21ff5"/>
    </style:style>
    <style:style style:name="T74" style:family="text">
      <style:text-properties officeooo:rsid="0233449b"/>
    </style:style>
    <style:style style:name="T75" style:family="text">
      <style:text-properties officeooo:rsid="02317916"/>
    </style:style>
    <style:style style:name="T76" style:family="text">
      <style:text-properties officeooo:rsid="0063a409"/>
    </style:style>
    <style:style style:name="T77" style:family="text">
      <style:text-properties officeooo:rsid="034a2232"/>
    </style:style>
    <style:style style:name="T78" style:family="text">
      <style:text-properties officeooo:rsid="0387836c"/>
    </style:style>
    <style:style style:name="T79" style:family="text">
      <style:text-properties officeooo:rsid="03b4652d"/>
    </style:style>
    <style:style style:name="T80" style:family="text">
      <style:text-properties officeooo:rsid="03e46f2c"/>
    </style:style>
    <style:style style:name="T81" style:family="text">
      <style:text-properties officeooo:rsid="023d18e5"/>
    </style:style>
    <style:style style:name="T82" style:family="text">
      <style:text-properties officeooo:rsid="00836784"/>
    </style:style>
    <style:style style:name="T83" style:family="text">
      <style:text-properties officeooo:rsid="036e9576"/>
    </style:style>
    <style:style style:name="T84" style:family="text">
      <style:text-properties officeooo:rsid="041b89ea"/>
    </style:style>
    <style:style style:name="T85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79">Esser-</text:span>Skala, 201<text:span text:style-name="T80">9</text:span></text:p>
      <text:p text:style-name="P17"/>
      <text:p text:style-name="P17"/>
      <text:p text:style-name="P12">© 201<text:span text:style-name="T80">9</text:span> by Wolfgang <text:span text:style-name="T79">Esser-</text:span>Skala. This edition is licensed under the<text:span text:style-name="T77"><text:line-break/></text:span>Creative Commons Attribution<text:span text:style-name="T71">-NonCommercial-ShareAlike</text:span> 4.0 International License.<text:span text:style-name="T77"><text:line-break/></text:span>To view a copy of this license, visit http://creativecommons.org/licenses/by<text:span text:style-name="T72">-nc-sa</text:span>/4.0/.</text:p>
      <text:p text:style-name="P11"/>
      <text:p text:style-name="P13">Music engraving by LilyPond 2.18.0 (http://www.lilypond.org).<text:span text:style-name="T70"><text:line-break/>Front matter</text:span> typeset with EB Garamond (http://www.georgduffner.at/ebgaramond).</text:p>
      <text:p text:style-name="P17"/>
      <text:p text:style-name="P10">First <text:span text:style-name="T73">version</text:span>, <text:span text:style-name="T80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7">of Ernst Wilhelm Wolf’s </text:span><text:span text:style-name="T3">Jesu, deine Paſsion</text:span><text:span text:style-name="T7"> </text:span>bases upon <text:span text:style-name="T76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84">http://resolver.staatsbibliothek-berlin.de/SBB0000A77E00000000<text:line-break/><text:tab/></text:span>(siglum Mus.<text:span text:style-name="T84">ms. 23262</text:span>).</text:p>
      <text:p text:style-name="P2"/>
      <text:p text:style-name="P3">In general, this edition closely follows the <text:span text:style-name="T78">manuscript</text:span>. Any changes <text:span text:style-name="T69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19"/>
      <text:p text:style-name="P4"/>
      <text:p text:style-name="P25"><text:span text:style-name="T4">No.<text:tab/></text:span><text:span text:style-name="T1">Bar<text:tab/>Staff<text:tab/>Note</text:span><text:span text:style-name="T13"><text:tab/></text:span><text:span text:style-name="T15"><text:line-break/></text:span><text:span text:style-name="T22">1.2</text:span><text:span text:style-name="T21"><text:tab/></text:span><text:span text:style-name="T22">29</text:span><text:span text:style-name="T17"><text:tab/></text:span><text:span text:style-name="T22">T</text:span><text:span text:style-name="T19"><text:note text:id="ftn1" text:note-class="footnote"><text:note-citation>1</text:note-citation><text:note-body><text:p text:style-name="P21">Abbreviations: A, alto; B, bass;<text:span text:style-name="T81"> cor, horn; fl, flute; Ms, manuscript; ob, oboe; o</text:span>rg,<text:span text:style-name="T85"> </text:span>basses and organ; <text:span text:style-name="T81">r, rest;</text:span> S,<text:span text:style-name="T85"> </text:span>soprano; T<text:span text:style-name="T82">, </text:span>tenor; <text:span text:style-name="T83">vl</text:span>, violin;<text:span text:style-name="T83"> vla, viola</text:span>.</text:p></text:note-body></text:note></text:span><text:span text:style-name="T17"><text:tab/></text:span><text:span text:style-name="T22">8th sixteenth in Ms: ces16</text:span><text:span text:style-name="T23"><text:line-break/></text:span><text:span text:style-name="T24">1.3<text:tab/>–<text:tab/>org<text:tab/>bass figures missing in Ms</text:span><text:span text:style-name="T25"><text:line-break/><text:tab/>65<text:tab/>vl 2<text:tab/>grace note missing</text:span><text:span text:style-name="T26"> </text:span><text:span text:style-name="T25">in Ms</text:span><text:span text:style-name="T27"><text:line-break/></text:span><text:span text:style-name="T25"><text:tab/>6</text:span><text:span text:style-name="T27">9</text:span><text:span text:style-name="T25"><text:tab/>vl 2<text:tab/>grace note missing</text:span><text:span text:style-name="T26"> </text:span><text:span text:style-name="T25">in Ms</text:span><text:span text:style-name="T29"><text:line-break/><text:tab/>72<text:tab/>vla<text:tab/>1st/2nd quarter in Ms: bes2 (no tremolo repeat)</text:span><text:span text:style-name="T28"><text:line-break/><text:tab/>99<text:tab/>vl 2<text:tab/>last eighth in Ms: f′8</text:span><text:span text:style-name="T24"><text:line-break/></text:span><text:span text:style-name="T23"><text:tab/>177<text:tab/>org<text:tab/>bar in Ms: es4.</text:span><text:span text:style-name="T30"><text:line-break/>1.4<text:tab/>–<text:tab/>org<text:tab/></text:span><text:span text:style-name="T24">bass figures missing in Ms</text:span><text:span text:style-name="T31"><text:line-break/><text:tab/>11<text:tab/>A<text:tab/>1st sixteenth in Ms: f′16</text:span><text:span text:style-name="T35"><text:line-break/></text:span><text:span text:style-name="T37"><text:tab/>12<text:tab/>vl 2</text:span><text:span text:style-name="T35"><text:tab/></text:span><text:span text:style-name="T37">last sixteenth in Ms: g′16<text:line-break/></text:span><text:span text:style-name="T39"><text:tab/></text:span><text:span text:style-name="T35">18<text:tab/>vl 1</text:span><text:span text:style-name="T36">, 2</text:span><text:span text:style-name="T35"><text:tab/>4th sixteenth in Ms: f″16</text:span><text:span text:style-name="T38"><text:line-break/><text:tab/>23<text:tab/>vl 2<text:tab/>4th quarter in Ms: bes′16–c″16–d″16–es″16</text:span><text:span text:style-name="T32"><text:line-break/><text:tab/>24<text:tab/>A<text:tab/>7th/8th sixteenth in Ms: g′16–g′16</text:span><text:span text:style-name="T34"><text:line-break/><text:tab/>25<text:tab/>T<text:tab/>4th eighth in Ms: f′8</text:span><text:span text:style-name="T33"><text:line-break/><text:tab/>28<text:tab/>A<text:tab/>8th sixteenth missing in Ms</text:span><text:span text:style-name="T40"><text:line-break/>1.6<text:tab/></text:span><text:span text:style-name="T51">2<text:tab/>vl 2<text:tab/></text:span><text:span text:style-name="T50">3rd quarter: grace note missing in Ms</text:span><text:span text:style-name="T51"><text:line-break/><text:tab/></text:span><text:span text:style-name="T50">3<text:tab/>fl 1<text:tab/>3rd quarter: grace note missing in Ms</text:span><text:span text:style-name="T53"><text:line-break/><text:tab/>7</text:span><text:span text:style-name="T45"><text:tab/>vl </text:span><text:span text:style-name="T52">2</text:span><text:span text:style-name="T45"><text:tab/></text:span><text:span text:style-name="T53">1st</text:span><text:span text:style-name="T45"> quarter: grace note missing in Ms</text:span><text:span text:style-name="T50"><text:line-break/><text:tab/></text:span><text:span text:style-name="T59">13<text:tab/>fl 2<text:tab/>1st quarter in Ms: cis″8.–b′32–a′32<text:line-break/><text:tab/></text:span><text:span text:style-name="T40">17ff<text:tab/>org<text:tab/>bass figures missing in Ms</text:span><text:span text:style-name="T52"><text:line-break/></text:span><text:span text:style-name="T45"><text:tab/></text:span><text:span text:style-name="T52">18</text:span><text:span text:style-name="T45"><text:tab/>vl </text:span><text:span text:style-name="T52">2</text:span><text:span text:style-name="T45"><text:tab/></text:span><text:span text:style-name="T52">3rd</text:span><text:span text:style-name="T45"> quarter: grace note missing in Ms</text:span><text:span text:style-name="T62"><text:line-break/><text:tab/>18<text:tab/>vla<text:tab/>bar in Ms: e′4–e4–a4–r4</text:span><text:span text:style-name="T41"><text:line-break/><text:tab/>21</text:span><text:span text:style-name="T42">ff</text:span><text:span text:style-name="T41"><text:tab/>T<text:tab/>This r</text:span><text:span text:style-name="T65">h</text:span><text:span text:style-name="T41">ythm is written as 16–8.–32 throughout<text:line-break/><text:tab/><text:tab/><text:tab/>the Aria (bars 21, 22, 29, 44, 45, 47, 48, 56</text:span><text:span text:style-name="T43">, and 83</text:span><text:span text:style-name="T41">).</text:span><text:span text:style-name="T45"><text:line-break/></text:span><text:span text:style-name="T63"><text:tab/>26<text:tab/>vla<text:tab/>3rd eighth in Ms: b8<text:line-break/></text:span><text:span text:style-name="T54"><text:tab/>35</text:span><text:span text:style-name="T45"><text:tab/>vl </text:span><text:span text:style-name="T52">2</text:span><text:span text:style-name="T45"><text:tab/></text:span><text:span text:style-name="T54">1st</text:span><text:span text:style-name="T45"> quarter: grace note missing in Ms</text:span><text:span text:style-name="T54"><text:line-break/></text:span><text:span text:style-name="T45"><text:tab/>37<text:tab/>vl 1<text:tab/>2nd quarter: grace note missing in Ms</text:span><text:span text:style-name="T55"><text:line-break/></text:span><text:span text:style-name="T54"><text:tab/></text:span><text:span text:style-name="T55">41</text:span><text:span text:style-name="T45"><text:tab/>vl </text:span><text:span text:style-name="T52">2</text:span><text:span text:style-name="T45"><text:tab/></text:span><text:span text:style-name="T54">1st</text:span><text:span text:style-name="T45"> quarter: grace note missing in Ms</text:span><text:span text:style-name="T46"><text:line-break/><text:tab/>44<text:tab/>vl 2<text:tab/>1st half of bar in Ms: e″8–d″16–cis″16–<text:line-break/><text:tab/><text:tab/><text:tab/>cis″8–b′16–a′16<text:line-break/><text:tab/></text:span><text:span text:style-name="T60">48<text:tab/>fl 2<text:tab/>1st half of bar in Ms: cis″8–b′16.–a′32–<text:line-break/><text:tab/><text:tab/><text:tab/>a′8–gis′16-–b′32<text:line-break/><text:tab/></text:span><text:span text:style-name="T46">50<text:tab/>vl 2</text:span><text:span text:style-name="T47"><text:tab/>2nd half of bar missing in Ms</text:span><text:span text:style-name="T56"><text:line-break/><text:tab/>58<text:tab/>fl 1<text:tab/>3rd eighth in Ms: a′8</text:span><text:span text:style-name="T57"><text:line-break/><text:tab/>60</text:span><text:span text:style-name="T45"><text:tab/>vl </text:span><text:span text:style-name="T52">2</text:span><text:span text:style-name="T45"><text:tab/></text:span><text:span text:style-name="T54">1st</text:span><text:span text:style-name="T45"> quarter: grace note missing in Ms</text:span><text:span text:style-name="T58"><text:line-break/></text:span><text:span text:style-name="T57"><text:tab/>6</text:span><text:span text:style-name="T58">1</text:span><text:span text:style-name="T45"><text:tab/>vl </text:span><text:span text:style-name="T52">2</text:span><text:span text:style-name="T45"><text:tab/></text:span><text:span text:style-name="T54">1st</text:span><text:span text:style-name="T45"> quarter: grace note missing in Ms</text:span><text:span text:style-name="T61"><text:line-break/><text:tab/>74<text:tab/>vla<text:tab/>2nd quarter in Ms: d′8–dis′8</text:span><text:span text:style-name="T64"><text:line-break/><text:tab/>77<text:tab/>vla<text:tab/>6th eighth in Ms: e′8</text:span><text:span text:style-name="T44"><text:line-break/><text:tab/>82<text:tab/>vl 1<text:tab/>6th eighth in Ms: a′8</text:span><text:span text:style-name="T45"><text:line-break/><text:tab/>9</text:span><text:span text:style-name="T49">8</text:span><text:span text:style-name="T45"><text:tab/>vl 1</text:span><text:span text:style-name="T48">, 2</text:span><text:span text:style-name="T45"><text:tab/></text:span><text:span text:style-name="T49">last quarter in Ms: a′16–e′16–c′16–a16</text:span><text:span text:style-name="T66"><text:line-break/>1.7<text:tab/></text:span><text:span text:style-name="T67">–<text:tab/>org<text:tab/>bass figures missing in M</text:span><text:span text:style-name="T68">s</text:span><text:span text:style-name="T67"><text:line-break/><text:tab/></text:span><text:span text:style-name="T66">7<text:tab/>org<text:tab/>2nd half of bar in Ms: cis4.–d8</text:span><text:span text:style-name="T20"><text:line-break/></text:span><text:span text:style-name="T16"><text:line-break/></text:span><text:span text:style-name="T14"><text:line-break/></text:span><text:span text:style-name="T10"><text:line-break/></text:span><text:span text:style-name="T12"><text:line-break/></text:span><text:span text:style-name="T11"><text:line-break/></text:span></text:p>
      <text:p text:style-name="P6">This edition has been compiled and checked with utmost diligence. <text:soft-page-break/>Nevertheless, errors and mistakes cannot be totally excluded. Please report any errors and mistakes to <text:span text:style-name="T75">wolfgang</text:span> (at) <text:span text:style-name="T74">esser-skala</text:span>.at<text:span text:style-name="T75"> or create an issue or pull request on the edition’s GitHub page (https://github.com/skafdasschaf/wolf-jesu-deine-passion)</text:span>. Your help will be greatly appreciated.</text:p>
      <text:p text:style-name="P8"/>
      <text:p text:style-name="P8"/>
      <text:p text:style-name="P8"><text:span text:style-name="T9">Salzburg, </text:span><text:span text:style-name="T18">January 2019</text:span><text:line-break/>Wolfgang <text:span text:style-name="T79">Esser-</text:span>Skala</text:p>
      <text:p text:style-name="P23"><text:span text:style-name="T77"><text:line-break/></text:span>C O N T E N T S</text:p>
      <text:p text:style-name="P15"/>
      <text:p text:style-name="P14"/>
      <text:p text:style-name="P9"/>
      <text:p text:style-name="P16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80"><text:line-break/><text:tab/>1.1<text:tab/>Choral: Jesu, deine Paſsion<text:tab/>2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11T16:31:28.542525234</dc:date>
    <dc:creator>Wolfgang Skala</dc:creator>
    <meta:editing-duration>P11DT17H20M56S</meta:editing-duration>
    <meta:editing-cycles>1015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631" meta:character-count="3532" meta:non-whitespace-character-count="2869"/>
  </office:meta>
</office:document-meta>
</file>